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3" style:family="presentation" style:parent-style-name="Blue-title">
      <style:graphic-properties draw:fill-color="#ffffff" draw:auto-grow-height="true" fo:min-height="3.507cm" fo:wrap-option="wrap"/>
    </style:style>
    <style:style style:name="pr5" style:family="presentation" style:parent-style-name="Blue-outline1">
      <style:graphic-properties draw:fill-color="#ffffff" draw:auto-grow-height="true" fo:min-height="13.86cm" fo:wrap-option="wrap"/>
    </style:style>
    <style:style style:name="pr8" style:family="presentation" style:parent-style-name="Blue-notes">
      <style:graphic-properties draw:fill-color="#ffffff" draw:auto-grow-height="true" fo:min-height="13.365cm" fo:wrap-option="wrap"/>
    </style:style>
    <style:style style:name="pr10" style:family="presentation" style:parent-style-name="Blue-title">
      <style:graphic-properties fo:min-height="3.256cm" fo:wrap-option="wrap"/>
    </style:style>
    <style:style style:name="pr12" style:family="presentation" style:parent-style-name="Blue-outline1">
      <style:graphic-properties fo:min-height="13.609cm" fo:wrap-option="wrap"/>
    </style:style>
    <style:style style:name="pr13" style:family="presentation" style:parent-style-name="Blue-notes">
      <style:graphic-properties draw:fill-color="#ffffff" fo:min-height="13.114cm" fo:wrap-option="wrap"/>
    </style:style>
    <style:style style:name="P4" style:family="paragraph">
      <style:paragraph-properties fo:margin-left="0cm" fo:margin-right="0cm" fo:text-indent="0cm" style:punctuation-wrap="simple" style:line-break="strict" style:writing-mode="lr-tb"/>
    </style:style>
    <style:style style:name="P6" style:family="paragraph">
      <style:paragraph-properties fo:margin-left="1.2cm" fo:margin-right="0cm" fo:text-indent="-0.9cm" style:punctuation-wrap="simple" style:line-break="strict" style:writing-mode="lr-tb"/>
    </style:style>
    <style:style style:name="P9" style:family="paragraph">
      <style:paragraph-properties fo:margin-left="0.6cm" fo:margin-right="0cm" fo:text-indent="-0.6cm" style:punctuation-wrap="simple" style:line-break="strict" style:writing-mode="lr-tb"/>
    </style:style>
    <style:style style:name="P11" style:family="paragraph">
      <style:paragraph-properties style:punctuation-wrap="simple" style:line-break="strict" style:writing-mode="lr-tb"/>
    </style:style>
    <text:list-style style:name="L3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T1">
        <office:forms form:automatic-focus="false" form:apply-design-mode="false"/>
        <draw:frame presentation:style-name="pr3" draw:text-style-name="P4" draw:layer="layout" svg:width="25.199cm" svg:height="3.507cm" svg:x="1.301cm" svg:y="0cm" presentation:class="title" presentation:user-transformed="true">
          <draw:text-box>
            <text:p>Garth Architecture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36">
              <text:list-item>
                <text:p>Components</text:p>
                <text:list>
                  <text:list-item>
                    <text:p>Breeders</text:p>
                  </text:list-item>
                  <text:list-item>
                    <text:p>Judges</text:p>
                  </text:list-item>
                  <text:list-item>
                    <text:p>Migrators</text:p>
                  </text:list-item>
                  <text:list-item>
                    <text:p>Zookeepers</text:p>
                  </text:list-item>
                  <text:list-item>
                    <text:p>Monitor</text:p>
                  </text:list-item>
                </text:list>
              </text:list-item>
              <text:list-item>
                <text:p>ZCP (Zookeeper Checkout Protocol)</text:p>
                <text:list>
                  <text:list-item>
                    <text:p>API for managing collections of organis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 presentation:user-transformed="true">
          <draw:text-box>
            <text:p>Breeders</text:p>
          </draw:text-box>
        </draw:frame>
        <draw:frame presentation:style-name="pr12" draw:text-style-name="P11" draw:layer="layout" svg:width="25.199cm" svg:height="13.609cm" svg:x="1.4cm" svg:y="4.914cm" presentation:class="outline">
          <draw:text-box>
            <text:list text:style-name="L36">
              <text:list-item>
                <text:p>Responsible for creating new organisms from existing ones</text:p>
              </text:list-item>
              <text:list-item>
                <text:p>Will check out n organisms from Zookeeper via Zookeeper Checkout Protocol (ZCP)</text:p>
              </text:list-item>
              <text:list-item>
                <text:p>For constant population experiments, Breeder must check in n organisms as well</text:p>
              </text:list-item>
              <text:list-item>
                <text:p>Newly produced organisms will be checked in as ”unjudged” so that judges can check them out for evaluat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>
          <draw:text-box>
            <text:p>ZCP</text:p>
          </draw:text-box>
        </draw:frame>
        <draw:frame presentation:style-name="pr12" draw:text-style-name="P11" draw:layer="layout" svg:width="25.199cm" svg:height="13.609cm" svg:x="1.4cm" svg:y="4.914cm" presentation:class="outline" presentation:user-transformed="true">
          <draw:text-box>
            <text:list text:style-name="L36">
              <text:list-item>
                <text:p>Breeders will select organisms based on their fitness.</text:p>
              </text:list-item>
              <text:list-item>
                <text:p>Thus, the ZCP should specify querying options.</text:p>
              </text:list-item>
              <text:list-item>
                <text:p>zcp_range(min_fit, max_fit) → All organisms with fitness in this range</text:p>
              </text:list-item>
              <text:list-item>
                <text:p>zcp_fromtop(n) → nth fittest organism</text:p>
              </text:list-item>
              <text:list-item>
                <text:p>zcp_random(n) → randomly select n organisms</text:p>
              </text:list-item>
              <text:list-item>
                <text:p>zcp_checkin(Organism**) → return organisms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 presentation:user-transformed="true">
          <draw:text-box>
            <text:p>ZCP</text:p>
          </draw:text-box>
        </draw:frame>
        <draw:frame presentation:style-name="pr12" draw:text-style-name="P11" draw:layer="layout" svg:width="25.199cm" svg:height="13.609cm" svg:x="1.4cm" svg:y="4.914cm" presentation:class="outline" presentation:user-transformed="true">
          <draw:text-box>
            <text:list text:style-name="L36">
              <text:list-item>
                <text:p>Read-only <text:s/>versions of each checkout function</text:p>
                <text:list>
                  <text:list-item>
                    <text:p>zcp_ro_fromtop(n) → copy of nth fittest organism</text:p>
                  </text:list-item>
                  <text:list-item>
                    <text:p>Does not perform an actual checkout</text:p>
                  </text:list-item>
                  <text:list-item>
                    <text:p>No need to perform a subsequent checkin</text:p>
                  </text:list-item>
                  <text:list-item>
                    <text:p>Could be used in fitness functions involving multiple organisms</text:p>
                  </text:list-item>
                  <text:list-item>
                    <text:p>Also analysis plugins that monitor the state of the population for tren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4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>
          <draw:text-box>
            <text:p>Judges</text:p>
          </draw:text-box>
        </draw:frame>
        <draw:frame presentation:style-name="pr12" draw:text-style-name="P11" draw:layer="layout" svg:width="25.199cm" svg:height="13.609cm" svg:x="1.4cm" svg:y="4.914cm" presentation:class="outline">
          <draw:text-box>
            <text:list text:style-name="L36">
              <text:list-item>
                <text:p>Responsible for evaluating fitness of organisms</text:p>
              </text:list-item>
              <text:list-item>
                <text:p>Will checkout organisms marked as ”unjudged” from the Zookeeper.</text:p>
              </text:list-item>
              <text:list-item>
                <text:p>Must return organisms with a fitness score in R+</text:p>
              </text:list-item>
              <text:list-item>
                <text:p>Must not modify the genome of organisms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 presentation:user-transformed="true">
          <draw:text-box>
            <text:p>ZCP</text:p>
          </draw:text-box>
        </draw:frame>
        <draw:frame presentation:style-name="pr12" draw:text-style-name="P11" draw:layer="layout" svg:width="25.199cm" svg:height="13.609cm" svg:x="1.4cm" svg:y="4.914cm" presentation:class="outline" presentation:user-transformed="true">
          <draw:text-box>
            <text:list text:style-name="L36">
              <text:list-item>
                <text:p>Judges need additional functions to select unevaluated organisms</text:p>
              </text:list-item>
              <text:list-item>
                <text:p>zcp_unevaluated(n) → checks out n unevaluated organisms. </text:p>
              </text:list-item>
              <text:list-item>
                <text:p>n=0 checks out all unevaluated organisms.</text:p>
              </text:list-item>
              <text:list-item>
                <text:p>#define ALL_UNEVALUATED 0 would make this clearer, i.e. </text:p>
              </text:list-item>
              <text:list-item>
                <text:p>zcp_unevaluated(ALL_UNEVALUATED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6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>
          <draw:text-box>
            <text:p>Zookeeper</text:p>
          </draw:text-box>
        </draw:frame>
        <draw:frame presentation:style-name="pr12" draw:text-style-name="P11" draw:layer="layout" svg:width="25.199cm" svg:height="14.401cm" svg:x="1.4cm" svg:y="4.914cm" presentation:class="outline" presentation:user-transformed="true">
          <draw:text-box>
            <text:list text:style-name="L36">
              <text:list-item>
                <text:p>Responsible for checkins/checkouts</text:p>
              </text:list-item>
              <text:list-item>
                <text:p>Must implement all ZCP functions</text:p>
              </text:list-item>
              <text:list-item>
                <text:p>Therefore must index all organisms upon checkin</text:p>
              </text:list-item>
              <text:list-item>
                <text:p>In order to implement zcp_range(), index must be a threaded binary tree</text:p>
                <text:list>
                  <text:list-item>
                    <text:p>i.e. Normal BST structure, but each leaf node has a ”next” element</text:p>
                  </text:list-item>
                  <text:list-item>
                    <text:p>This will allow BST search for min and max, and then returning a set becomes a linked list travers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7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T1">
        <office:forms form:automatic-focus="false" form:apply-design-mode="false"/>
        <draw:frame presentation:style-name="pr10" draw:text-style-name="P11" draw:layer="layout" svg:width="25.199cm" svg:height="3.256cm" svg:x="1.301cm" svg:y="0.125cm" presentation:class="title">
          <draw:text-box>
            <text:p>Zookeeper</text:p>
          </draw:text-box>
        </draw:frame>
        <draw:frame presentation:style-name="pr12" draw:text-style-name="P11" draw:layer="layout" svg:width="25.199cm" svg:height="13.609cm" svg:x="1.4cm" svg:y="4.914cm" presentation:class="outline" presentation:user-transformed="true">
          <draw:text-box>
            <text:list text:style-name="L36">
              <text:list-item>
                <text:p>Different Zookeepers can be built to support multiple analysis / logging features</text:p>
              </text:list-item>
              <text:list-item>
                <text:p>Simple zookeeper only stores genomes in memory</text:p>
              </text:list-item>
              <text:list-item>
                <text:p>Complex zookeeper may store genomes in an RDMS complete with geneology information and output from analysis routines that get called when new organisms are checked in</text:p>
              </text:list-item>
              <text:list-item>
                <text:p>As long as it implements ZCP, no one ca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1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4" style:family="drawing-page">
      <style:drawing-page-properties draw:background-size="border" draw:fill="bitmap" draw:fill-image-name="Blue" draw:fill-image-width="100%" draw:fill-image-height="100%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8" style:family="graphic" style:parent-style-name="standard">
      <style:graphic-properties draw:stroke="none" draw:fill="none" draw:fill-color="#ffffff" draw:auto-grow-height="false" fo:min-height="1.05cm" fo:wrap-option="wrap"/>
    </style:style>
    <style:style style:name="Mgr22" style:family="graphic" style:parent-style-name="standard">
      <style:graphic-properties draw:stroke="none" draw:fill="none" draw:fill-color="#ffffff" draw:textarea-vertical-align="bottom" draw:auto-grow-height="false" fo:min-height="1.05cm" fo:wrap-option="wrap"/>
    </style:style>
    <style:style style:name="Mpr24" style:family="presentation" style:parent-style-name="Blue-title">
      <style:graphic-properties draw:fill-color="#ffffff" draw:auto-grow-height="false" fo:min-height="3.507cm" fo:wrap-option="wrap"/>
    </style:style>
    <style:style style:name="Mpr26" style:family="presentation" style:parent-style-name="Blue-outline1">
      <style:graphic-properties draw:fill-color="#ffffff" draw:auto-grow-height="false" fo:min-height="13.86cm" fo:wrap-option="wrap"/>
    </style:style>
    <style:style style:name="Mpr28" style:family="presentation" style:parent-style-name="Blue-backgroundobjects">
      <style:graphic-properties draw:stroke="none" draw:fill="none" draw:fill-color="#ffffff" draw:auto-grow-height="false" fo:min-height="1.449cm" fo:wrap-option="wrap"/>
    </style:style>
    <style:style style:name="Mpr31" style:family="presentation" style:parent-style-name="Blue-title">
      <style:graphic-properties fo:wrap-option="wrap"/>
    </style:style>
    <style:style style:name="Mpr32" style:family="presentation" style:parent-style-name="Blue-notes">
      <style:graphic-properties fo:wrap-option="wrap"/>
    </style:style>
    <style:style style:name="Mpr33" style:family="presentation" style:parent-style-name="Blue-backgroundobjects">
      <style:graphic-properties draw:stroke="none" draw:fill="none" draw:fill-color="#ffffff" draw:auto-grow-height="false" fo:min-height="1.485cm" fo:wrap-option="wrap"/>
    </style:style>
    <style:style style:name="Mpr34" style:family="presentation" style:parent-style-name="Blue-backgroundobjects">
      <style:graphic-properties draw:stroke="none" draw:fill="none" draw:fill-color="#ffffff" draw:textarea-vertical-align="bottom" draw:auto-grow-height="false" fo:min-height="1.485cm" fo:wrap-option="wrap"/>
    </style:style>
    <style:style style:name="M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1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5" style:family="paragraph">
      <style:paragraph-properties style:punctuation-wrap="simple" style:line-break="strict" style:writing-mode="lr-tb"/>
    </style:style>
    <style:style style:name="MP27" style:family="paragraph">
      <style:paragraph-properties fo:margin-left="1.2cm" fo:margin-right="0cm" fo:text-indent="-0.9cm" style:punctuation-wrap="simple" style:line-break="strict" style:writing-mode="lr-tb"/>
    </style:style>
    <style:style style:name="MP2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0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T17" style:family="text">
      <style:text-properties fo:font-size="14pt" style:font-size-asian="14pt" style:font-size-complex="14pt"/>
    </style:style>
    <text:list-style style:name="M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31" style:page-layout-name="PM0" draw:style-name="Mdp15">
      <draw:frame draw:style-name="Mgr18" draw:text-style-name="MP19" draw:layer="backgroundobjects" svg:width="12.888cm" svg:height="1.049cm" svg:x="0cm" svg:y="0cm" presentation:class="header">
        <draw:text-box>
          <text:p text:style-name="MP16"><text:span text:style-name="MT17"><presentation:header/></text:span></text:p>
        </draw:text-box>
      </draw:frame>
      <draw:frame draw:style-name="Mgr18" draw:text-style-name="MP21" draw:layer="backgroundobjects" svg:width="12.888cm" svg:height="1.049cm" svg:x="16.811cm" svg:y="0cm" presentation:class="date-time">
        <draw:text-box>
          <text:p text:style-name="MP20"><text:span text:style-name="MT17"><presentation:date-time/></text:span></text:p>
        </draw:text-box>
      </draw:frame>
      <draw:frame draw:style-name="Mgr22" draw:text-style-name="MP19" draw:layer="backgroundobjects" svg:width="12.888cm" svg:height="1.049cm" svg:x="0cm" svg:y="19.95cm" presentation:class="footer">
        <draw:text-box>
          <text:p text:style-name="MP16"><text:span text:style-name="MT17"><presentation:footer/></text:span></text:p>
        </draw:text-box>
      </draw:frame>
      <draw:frame draw:style-name="Mgr22" draw:text-style-name="MP21" draw:layer="backgroundobjects" svg:width="12.888cm" svg:height="1.049cm" svg:x="16.811cm" svg:y="19.95cm" presentation:class="page-number">
        <draw:text-box>
          <text:p text:style-name="MP20"><text:span text:style-name="MT17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1"/>
      <draw:page-thumbnail draw:layer="backgroundobjects" svg:width="6.62cm" svg:height="4.965cm" svg:x="1.972cm" svg:y="13.982cm" draw:page-number="1"/>
      <draw:page-thumbnail draw:layer="backgroundobjects" svg:width="6.62cm" svg:height="4.965cm" svg:x="11.538cm" svg:y="2.05cm" draw:page-number="1"/>
      <draw:page-thumbnail draw:layer="backgroundobjects" svg:width="6.62cm" svg:height="4.965cm" svg:x="11.538cm" svg:y="8.016cm" draw:page-number="1"/>
      <draw:page-thumbnail draw:layer="backgroundobjects" svg:width="6.62cm" svg:height="4.965cm" svg:x="11.538cm" svg:y="13.982cm" draw:page-number="1"/>
      <draw:page-thumbnail draw:layer="backgroundobjects" svg:width="6.62cm" svg:height="4.965cm" svg:x="21.104cm" svg:y="2.05cm" draw:page-number="1"/>
      <draw:page-thumbnail draw:layer="backgroundobjects" svg:width="6.62cm" svg:height="4.965cm" svg:x="21.104cm" svg:y="8.016cm" draw:page-number="1"/>
      <draw:page-thumbnail draw:layer="backgroundobjects" svg:width="6.62cm" svg:height="4.965cm" svg:x="21.104cm" svg:y="13.982cm" draw:page-number="1"/>
    </style:handout-master>
    <style:master-page style:name="Blue" style:page-layout-name="PM1" draw:style-name="Mdp14">
      <draw:frame presentation:style-name="Mpr24" draw:text-style-name="MP25" draw:layer="backgroundobjects" svg:width="25.199cm" svg:height="3.506cm" svg:x="1.301cm" svg:y="0cm" presentation:class="title">
        <draw:text-box>
          <text:p text:style-name="MP23">Muokkaa otsikon tekstimuotoa napsauttamalla</text:p>
        </draw:text-box>
      </draw:frame>
      <draw:frame presentation:style-name="Mpr26" draw:text-style-name="MP27" draw:layer="backgroundobjects" svg:width="25.199cm" svg:height="13.859cm" svg:x="1.4cm" svg:y="4.914cm" presentation:class="outline">
        <draw:text-box>
          <text:list text:style-name="ML15">
            <text:list-item>
              <text:p text:style-name="MP23">Muokkaa jäsennyksen tekstimuotoa napsauttamalla</text:p>
              <text:list>
                <text:list-item>
                  <text:p text:style-name="MP23">Toinen jäsennystaso</text:p>
                  <text:list>
                    <text:list-item>
                      <text:p text:style-name="MP23">Kolmas jäsennystaso</text:p>
                      <text:list>
                        <text:list-item>
                          <text:p text:style-name="MP23">Neljäs jäsennystaso</text:p>
                          <text:list>
                            <text:list-item>
                              <text:p text:style-name="MP23">Viides jäsennystaso</text:p>
                              <text:list>
                                <text:list-item>
                                  <text:p text:style-name="MP23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3">Kahdeksas jäsennystaso</text:p>
                                          <text:list>
                                            <text:list-item>
                                              <text:p text:style-name="MP2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19" draw:layer="backgroundobjects" svg:width="6.523cm" svg:height="1.448cm" svg:x="1.4cm" svg:y="19.131cm" presentation:class="date-time">
        <draw:text-box>
          <text:p text:style-name="MP16"><text:span text:style-name="MT17"><presentation:date-time/></text:span></text:p>
        </draw:text-box>
      </draw:frame>
      <draw:frame presentation:style-name="Mpr28" draw:text-style-name="MP30" draw:layer="backgroundobjects" svg:width="8.875cm" svg:height="1.448cm" svg:x="9.576cm" svg:y="19.131cm" presentation:class="footer">
        <draw:text-box>
          <text:p text:style-name="MP29"><text:span text:style-name="MT17"><presentation:footer/></text:span></text:p>
        </draw:text-box>
      </draw:frame>
      <draw:frame presentation:style-name="Mpr28" draw:text-style-name="MP21" draw:layer="backgroundobjects" svg:width="6.523cm" svg:height="1.448cm" svg:x="20.075cm" svg:y="19.131cm" presentation:class="page-number">
        <draw:text-box>
          <text:p text:style-name="MP20"><text:span text:style-name="MT17"><text:page-number>&lt;number&gt;</text:page-number></text:span></text:p>
        </draw:text-box>
      </draw:frame>
      <presentation:notes style:page-layout-name="PM2">
        <draw:page-thumbnail presentation:style-name="Mpr31" draw:layer="backgroundobjects" svg:width="14.848cm" svg:height="11.135cm" svg:x="3.075cm" svg:y="2.257cm" presentation:class="page"/>
        <draw:frame presentation:style-name="Mpr32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9" draw:layer="backgroundobjects" svg:width="9.112cm" svg:height="1.484cm" svg:x="0cm" svg:y="0cm" presentation:class="header">
          <draw:text-box>
            <text:p text:style-name="MP16"><text:span text:style-name="MT17"><presentation:header/></text:span></text:p>
          </draw:text-box>
        </draw:frame>
        <draw:frame presentation:style-name="Mpr33" draw:text-style-name="MP21" draw:layer="backgroundobjects" svg:width="9.112cm" svg:height="1.484cm" svg:x="11.887cm" svg:y="0cm" presentation:class="date-time">
          <draw:text-box>
            <text:p text:style-name="MP20"><text:span text:style-name="MT17"><presentation:date-time/></text:span></text:p>
          </draw:text-box>
        </draw:frame>
        <draw:frame presentation:style-name="Mpr34" draw:text-style-name="MP19" draw:layer="backgroundobjects" svg:width="9.112cm" svg:height="1.484cm" svg:x="0cm" svg:y="28.215cm" presentation:class="footer">
          <draw:text-box>
            <text:p text:style-name="MP16"><text:span text:style-name="MT17"><presentation:footer/></text:span></text:p>
          </draw:text-box>
        </draw:frame>
        <draw:frame presentation:style-name="Mpr34" draw:text-style-name="MP21" draw:layer="backgroundobjects" svg:width="9.112cm" svg:height="1.484cm" svg:x="11.887cm" svg:y="28.215cm" presentation:class="page-number">
          <draw:text-box>
            <text:p text:style-name="MP20"><text:span text:style-name="MT1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IBM_Lotus_Symphony/3.0$Linux OpenOffice.org_project/310m11$Build-9399</meta:generator>
    <meta:creation-date>2010-08-14T13:53:02</meta:creation-date>
    <dc:language>fi-FI</dc:language>
    <meta:editing-cycles>5</meta:editing-cycles>
    <meta:editing-duration>PT23H59M46S</meta:editing-duration>
    <meta:initial-creator>robert french</meta:initial-creator>
    <dc:date>2010-08-20T19:05:39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2/share/template/en-US/presnt/Blue.otp"/>
  </office:meta>
</office:document-meta>
</file>